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90%" fo:text-align="center" style:justify-single-word="false"/>
      <style:text-properties officeooo:paragraph-rsid="0017e2e4"/>
    </style:style>
    <style:style style:name="P2" style:family="paragraph" style:parent-style-name="Заголовок_20_и_20_объект_7e_LT_7e_Gliederung_20_1">
      <style:paragraph-properties fo:margin-top="0cm" fo:margin-bottom="0cm" loext:contextual-spacing="false" fo:line-height="90%" fo:text-align="center" style:justify-single-word="false"/>
      <style:text-properties officeooo:paragraph-rsid="0017e2e4"/>
    </style:style>
    <style:style style:name="P3" style:family="paragraph" style:parent-style-name="Заголовок_20_и_20_объект_7e_LT_7e_Gliederung_20_1">
      <style:paragraph-properties fo:margin-top="0cm" fo:margin-bottom="0cm" loext:contextual-spacing="false" fo:line-height="90%" fo:text-align="start" style:justify-single-word="false"/>
      <style:text-properties officeooo:paragraph-rsid="0017e2e4"/>
    </style:style>
    <style:style style:name="P4" style:family="paragraph" style:parent-style-name="Заголовок_20_и_20_объект_7e_LT_7e_Gliederung_20_1">
      <style:paragraph-properties fo:margin-top="0cm" fo:margin-bottom="0cm" loext:contextual-spacing="false" fo:line-height="90%" fo:text-align="start" style:justify-single-word="false"/>
      <style:text-properties fo:font-size="24pt" officeooo:paragraph-rsid="0017e2e4" style:font-size-asian="24pt" style:font-size-complex="24pt"/>
    </style:style>
    <style:style style:name="P5" style:family="paragraph" style:parent-style-name="Заголовок_20_и_20_объект_7e_LT_7e_Titel">
      <style:paragraph-properties fo:margin-top="0cm" fo:margin-bottom="0cm" loext:contextual-spacing="false" fo:line-height="90%" fo:text-align="start" style:justify-single-word="false"/>
      <style:text-properties fo:font-size="24pt" fo:font-weight="bold" officeooo:paragraph-rsid="0017e2e4" style:font-size-asian="24pt" style:font-weight-asian="bold" style:font-size-complex="24pt" style:font-weight-complex="bold"/>
    </style:style>
    <style:style style:name="P6" style:family="paragraph" style:parent-style-name="Титульный_20_слайд_7e_LT_7e_Titel">
      <style:paragraph-properties fo:margin-left="0cm" fo:margin-right="0cm" fo:margin-top="0cm" fo:margin-bottom="0cm" loext:contextual-spacing="false" fo:line-height="90%" fo:text-align="center" style:justify-single-word="false" fo:text-indent="0cm" style:auto-text-indent="false"/>
      <style:text-properties fo:font-size="40pt" style:text-underline-style="solid" style:text-underline-width="auto" style:text-underline-color="font-color" style:font-size-asian="40pt" style:font-size-complex="40pt"/>
    </style:style>
    <style:style style:name="T1" style:family="text">
      <style:text-properties fo:color="#000000" style:font-name="Arial" fo:font-size="34pt" style:font-size-asian="34pt"/>
    </style:style>
    <style:style style:name="T2" style:family="text">
      <style:text-properties fo:color="#000000" style:font-name="Arial" fo:font-size="34pt" officeooo:rsid="0017e2e4" style:font-size-asian="34pt"/>
    </style:style>
    <style:style style:name="T3" style:family="text">
      <style:text-properties fo:color="#000000" style:font-name="Arial" fo:font-size="60pt" style:font-size-asian="60pt"/>
    </style:style>
    <style:style style:name="T4" style:family="text">
      <style:text-properties fo:color="#000000" style:font-name="Arial" fo:font-size="60pt" officeooo:rsid="0017e2e4" style:font-size-asian="60pt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8pt" officeooo:rsid="0017e2e4" style:font-size-asian="18pt" style:font-size-complex="18pt"/>
    </style:style>
    <style:style style:name="T7" style:family="text">
      <style:text-properties fo:color="#000000" style:font-name="Arial" fo:font-size="20pt" officeooo:rsid="0017e2e4" style:font-size-asian="20pt" style:font-size-complex="20pt"/>
    </style:style>
    <style:style style:name="T8" style:family="text">
      <style:text-properties fo:color="#000000" style:font-name="Arial" fo:font-size="20pt" style:font-size-asian="20pt" style:font-size-complex="20pt"/>
    </style:style>
    <style:style style:name="T9" style:family="text">
      <style:text-properties fo:color="#000000" style:font-name="Arial" fo:font-size="20pt" fo:font-weight="bold" officeooo:rsid="0017e2e4" style:font-size-asian="20pt" style:font-weight-asian="bold" style:font-size-complex="20pt" style:font-weight-complex="bold"/>
    </style:style>
    <style:style style:name="T10" style:family="text">
      <style:text-properties fo:color="#000000" style:font-name="Arial" officeooo:rsid="0017e2e4"/>
    </style:style>
    <style:style style:name="T11" style:family="text">
      <style:text-properties fo:color="#000000" style:font-name="Arial" fo:font-weight="bold" officeooo:rsid="0017e2e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Football </text:span><text:span text:style-name="T10">browser</text:span></text:p>
      <text:p text:style-name="P6"><text:span text:style-name="T10"/></text:p>
      <text:p text:style-name="P5"><text:span text:style-name="T10">1. </text:span><text:span text:style-name="T5">Предназначение(Players</text:span><text:span text:style-name="T10">)</text:span></text:p>
      <text:p text:style-name="P2"><text:span text:style-name="T7">С</text:span><text:span text:style-name="T8"> помощью Football browser вы можете найти быстро и легко основную информацию о наиболее известных игроков по состоянию на 01.11.2021. Это страна, за сборную которой выступает этот игрок, клуб за который он играет, позиция на которой он играет, год рождения и титулованность (это кубки, полученные игроком во время карьеры за сборную и клубы, личные рекорды футболиста).</text:span></text:p>
      <text:p text:style-name="P3"><text:span text:style-name="T8"/></text:p>
      <text:p text:style-name="P4"><text:span text:style-name="T11">2. Предназначение(Ligues)</text:span></text:p>
      <text:p text:style-name="P2"><text:span text:style-name="T5"><text:s/>В данном разделе собрана информация о символических сборных основных лиг мира. Информацию о командах лиги можно найти в интернете, а данные команды показывают лучшую расстановку состава для данной лиги, лучшего тренера этой лиги и лучших игроков для каждой позиции на поле. Данные сборные составлены по данным по состоянию на 01.11.2021</text:span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6:12:14.900382037</meta:creation-date>
    <dc:date>2021-11-13T16:20:05.936785026</dc:date>
    <meta:editing-duration>PT7M51S</meta:editing-duration>
    <meta:editing-cycles>1</meta:editing-cycles>
    <meta:document-statistic meta:table-count="0" meta:image-count="0" meta:object-count="0" meta:page-count="1" meta:paragraph-count="5" meta:word-count="112" meta:character-count="774" meta:non-whitespace-character-count="666"/>
    <meta:generator>LibreOffice/6.4.7.2$Linux_X86_64 LibreOffice_project/40$Build-2</meta:generator>
  </office:meta>
</office:document-meta>
</file>